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3.88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24.13cm" svg:x="0.1cm" svg:y="0.138cm">
          <draw:text-box>
            <text:p><text:span text:style-name="T1">Mission Risk Logic</text:span></text:p>
            <text:list text:style-name="L1">
              <text:list-item>
                <text:p text:style-name="P1"><text:span text:style-name="T2">Model</text:span><text:span text:style-name="T3">: Systems Theoretic Accident Model and Processes (STAMP)</text:span></text:p>
              </text:list-item>
              <text:list-item>
                <text:p text:style-name="P1"><text:span text:style-name="T2">Focus</text:span><text:span text:style-name="T3">: Devising adequate controls to prevent losses</text:span></text:p>
              </text:list-item>
              <text:list-item>
                <text:p text:style-name="P1"><text:span text:style-name="T2">Methodology</text:span><text:span text:style-name="T3">: Systems Theoretic Process analysis for Security (STPA-Sec)</text:span></text:p>
              </text:list-item>
              <text:list-item>
                <text:p text:style-name="P1"><text:span text:style-name="T2">Artifacts</text:span><text:span text:style-name="T3">: Mission activity system statement, unacceptable losses, hazards, who / what is trusted, hazardous control action analysis, security requirements</text:span></text:p>
              </text:list-item>
            </text:list>
            <text:p text:style-name="P1"><text:span text:style-name="T3"/></text:p>
            <text:p text:style-name="P1"><text:span text:style-name="T4">Safety and Security Logic</text:span></text:p>
            <text:list text:continue-numbering="true" text:style-name="L1">
              <text:list-item>
                <text:p text:style-name="P1"><text:span text:style-name="T2">Model</text:span><text:span text:style-name="T3">: Kripke semantics augmented with safety / security / integrity labels</text:span></text:p>
              </text:list-item>
              <text:list-item>
                <text:p text:style-name="P1"><text:span text:style-name="T2">Focus</text:span><text:span text:style-name="T3">: Authentication, authorization, delegation, safety / security / integrity policies</text:span></text:p>
              </text:list-item>
              <text:list-item>
                <text:p text:style-name="P1"><text:span text:style-name="T2">Methodology</text:span><text:span text:style-name="T3">: Access-Control Logic (ACL)</text:span></text:p>
              </text:list-item>
              <text:list-item>
                <text:p text:style-name="P1"><text:span text:style-name="T2">Artifacts</text:span><text:span text:style-name="T3">: Policies and behavior formally verified to be consistent and complete in Higher Order Logic (HOL-4) theorem prover and mission-validated using STPA-Sec</text:span></text:p>
              </text:list-item>
            </text:list>
            <text:p text:style-name="P1"><text:span text:style-name="T3"/></text:p>
            <text:p text:style-name="P1"><text:span text:style-name="T4">Behavior Logic</text:span></text:p>
            <text:list text:continue-numbering="true" text:style-name="L1">
              <text:list-item>
                <text:p text:style-name="P1"><text:span text:style-name="T2">Model</text:span><text:span text:style-name="T3">: Structural operational semantics combined with ACL</text:span></text:p>
              </text:list-item>
              <text:list-item>
                <text:p text:style-name="P1"><text:span text:style-name="T2">Focus</text:span><text:span text:style-name="T3">: Complete mediation – prove all system actions taken if and only if they are authenticated and authorized</text:span></text:p>
              </text:list-item>
              <text:list-item>
                <text:p text:style-name="P1"><text:span text:style-name="T2">Methodology</text:span><text:span text:style-name="T3">: Certified Security by Design (CSBD)</text:span></text:p>
              </text:list-item>
              <text:list-item>
                <text:p text:style-name="P1"><text:span text:style-name="T2">Artifacts</text:span><text:span text:style-name="T3">: System behavior defined using inductive transition relations among system configurations, proved to satisfy security policies proved to be consistent and complete in HOL-4 theorem prover, where all policies are mission-validated in STPA-Sec and formally specified and verified in ACL in HOL-4</text:span></text:p>
              </text:list-item>
            </text:list>
            <text:p text:style-name="P1"><text:span text:style-name="T3"/></text:p>
            <text:p text:style-name="P1"><text:span text:style-name="T4">AI Risk Management Framework</text:span></text:p>
            <text:list text:continue-numbering="true" text:style-name="L1">
              <text:list-item>
                <text:p text:style-name="P1"><text:span text:style-name="T2">Model</text:span><text:span text:style-name="T3">: AI Lifecycle – Plan &amp; Design, Collect &amp; Process Data, Build &amp; Use Model, Verify &amp; Validate, Deploy &amp; Use, Operate &amp; Monitor, and Use or Impacted By</text:span></text:p>
              </text:list-item>
              <text:list-item>
                <text:p text:style-name="P1"><text:span text:style-name="T2">Focus</text:span><text:span text:style-name="T3">: trustworthy AI</text:span></text:p>
              </text:list-item>
              <text:list-item>
                <text:p text:style-name="P1"><text:span text:style-name="T2">Methodology: </text:span><text:span text:style-name="T3">AI RMF Core – Govern, Map, Measure, Manage</text:span></text:p>
              </text:list-item>
              <text:list-item>
                <text:p text:style-name="P1"><text:span text:style-name="T2">Artifacts</text:span><text:span text:style-name="T3">: Policies, processes, procedures, intended purposes, specific laws, norms and expectations, prospective settings, mission and goals, business value, positive and negative impacts, system requirements, metrics, model validation, safety and security evaluation, and </text:span><text:span text:style-name="T5">mechanisms to supersede, disengage, or deactivate AI systems that demonstrate performance or outcomes inconsistent with intended us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187cm" fo:page-height="24.3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1T17:26:52.513897629</meta:creation-date>
    <dc:date>2024-01-11T21:36:37.055402617</dc:date>
    <meta:editing-duration>PT7M57S</meta:editing-duration>
    <meta:editing-cycles>6</meta:editing-cycles>
    <meta:generator>LibreOffice/7.3.7.2$Linux_X86_64 LibreOffice_project/30$Build-2</meta:generator>
    <meta:document-statistic meta:object-count="1"/>
  </office:meta>
</office:document-meta>
</file>